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1.3543in" fo:margin-right="0in" fo:text-indent="0in" style:auto-text-indent="false"/>
    </style:style>
    <style:style style:name="P5" style:family="paragraph" style:parent-style-name="Standard">
      <style:paragraph-properties fo:margin-top="0in" fo:margin-bottom="0.1965in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Text_20_body" style:list-style-name="L1">
      <style:paragraph-properties fo:text-align="start" style:justify-single-word="false"/>
    </style:style>
    <style:style style:name="P8" style:family="paragraph" style:parent-style-name="Text_20_body" style:list-style-name="L1">
      <style:paragraph-properties fo:margin-top="0in" fo:margin-bottom="0in" fo:text-align="start" style:justify-single-word="false"/>
      <style:text-properties fo:color="#00008b" fo:font-size="14pt"/>
    </style:style>
    <style:style style:name="P9" style:family="paragraph" style:parent-style-name="Text_20_body" style:list-style-name="L1">
      <style:paragraph-properties fo:margin-top="0in" fo:margin-bottom="0in" fo:text-align="start" style:justify-single-word="false"/>
    </style:style>
    <style:style style:name="P10" style:family="paragraph" style:parent-style-name="Text_20_body" style:list-style-name="L1">
      <style:paragraph-properties fo:margin-left="0in" fo:margin-right="0in" fo:margin-top="0in" fo:margin-bottom="0in" fo:text-align="start" style:justify-single-word="false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  <style:text-properties fo:color="#00008b" fo:font-size="14pt"/>
    </style:style>
    <style:style style:name="T1" style:family="text">
      <style:text-properties fo:color="#00008b" fo:font-size="14pt"/>
    </style:style>
    <style:style style:name="T2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prevHolder">
        <text:section text:style-name="Sect1" text:name="previewPane">
          <text:section text:style-name="Sect1" text:name="previewText">
            <text:section text:style-name="Sect1" text:name="answer">
              <text:list xml:id="list42714191" text:style-name="L1">
                <text:list-header>
                  <text:p text:style-name="P9"><text:span text:style-name="T1">C++ <text:s/>Study Guide for Test 2</text:span></text:p>
                  <text:p text:style-name="P9"><text:span text:style-name="T1"/></text:p>
                </text:list-header>
                <text:list-item>
                  <text:p text:style-name="P9"><text:span text:style-name="T1">What are the valid data types that can be used in the controlling expression of a </text:span><text:span text:style-name="Emphasis"><text:span text:style-name="T1">switch</text:span></text:span><text:span text:style-name="T1"> statement?</text:span><text:line-break/><text:span text:style-name="Emphasis">bool</text:span>, <text:span text:style-name="Emphasis">int</text:span>, <text:span text:style-name="Emphasis">char</text:span>, and <text:span text:style-name="Emphasis">enum</text:span>.</text:p>
                </text:list-item>
                <text:list-item>
                  <text:p text:style-name="P9"><text:span text:style-name="T1">Why is the </text:span><text:span text:style-name="Emphasis"><text:span text:style-name="T1">switch</text:span></text:span><text:span text:style-name="T1"> statement good for processing menu choices?</text:span><text:line-break/>It presents a list of alternatives on the screen for the user to choose from.</text:p>
                </text:list-item>
                <text:list-item>
                  <text:p text:style-name="P10"><text:span text:style-name="T1">Can the </text:span><text:span text:style-name="Emphasis"><text:span text:style-name="T1">break</text:span></text:span><text:span text:style-name="T1"> statement be used in </text:span><text:span text:style-name="Emphasis"><text:span text:style-name="T1">switch</text:span></text:span><text:span text:style-name="T1">, while, </text:span><text:span text:style-name="Emphasis"><text:span text:style-name="T1">do-while</text:span></text:span><text:span text:style-name="T1">, and </text:span><text:span text:style-name="Emphasis"><text:span text:style-name="T1">for-loops</text:span></text:span><text:span text:style-name="T1">?</text:span><text:line-break/>Yes.</text:p>
                </text:list-item>
                <text:list-item>
                  <text:p text:style-name="P10"><text:span text:style-name="T1">What does the </text:span><text:span text:style-name="Emphasis"><text:span text:style-name="T1">break</text:span></text:span><text:span text:style-name="T1"> statement do in </text:span><text:span text:style-name="Emphasis"><text:span text:style-name="T1">while</text:span></text:span><text:span text:style-name="T1">, </text:span><text:span text:style-name="Emphasis"><text:span text:style-name="T1">do-while</text:span></text:span><text:span text:style-name="T1">, and </text:span><text:span text:style-name="Emphasis"><text:span text:style-name="T1">for-loops</text:span></text:span><text:span text:style-name="T1">?</text:span><text:line-break/>It causes the loop statement to end immediately and execution continues with the statement following the loop.</text:p>
                </text:list-item>
                <text:list-item>
                  <text:p text:style-name="P10"><text:span text:style-name="T1">What does the </text:span><text:span text:style-name="Emphasis"><text:span text:style-name="T1">continue</text:span></text:span><text:span text:style-name="T1"> statement do in a </text:span><text:span text:style-name="Emphasis"><text:span text:style-name="T1">while</text:span></text:span><text:span text:style-name="T1">, </text:span><text:span text:style-name="Emphasis"><text:span text:style-name="T1">do-while</text:span></text:span><text:span text:style-name="T1">, and </text:span><text:span text:style-name="Emphasis"><text:span text:style-name="T1">for-loops</text:span></text:span><text:span text:style-name="T1">?</text:span><text:line-break/>The <text:span text:style-name="Emphasis">continue</text:span> statement transfers control to the update expression.</text:p>
                </text:list-item>
                <text:list-item>
                  <text:p text:style-name="P9"><text:span text:style-name="T1">What are the 3 parts of the </text:span><text:span text:style-name="Emphasis"><text:span text:style-name="T1">for-loop</text:span></text:span><text:span text:style-name="T1"> definition?</text:span></text:p>
                  <text:list>
                    <text:list-item>
                      <text:p text:style-name="P9">1. Initialization action.</text:p>
                    </text:list-item>
                    <text:list-item>
                      <text:p text:style-name="P9">2. Boolean expression thats used to check for when the loop should end.</text:p>
                    </text:list-item>
                    <text:list-item>
                      <text:p text:style-name="P9">3. How the loop control variable is updated after each iteration of the loop body.</text:p>
                    </text:list-item>
                    <text:list-item>
                      <text:p text:style-name="P9">i.e. <text:span text:style-name="Strong_20_Emphasis"><text:span text:style-name="Emphasis">(int num =1; num &lt;= 10; num++)</text:span></text:span></text:p>
                    </text:list-item>
                  </text:list>
                  <text:p text:style-name="P9"/>
                </text:list-item>
                <text:list-item>
                  <text:p text:style-name="P9"><text:span text:style-name="T1">In the initialization action, if the controlling variable is not already defined, can it be defined as a local variable of the </text:span><text:span text:style-name="Emphasis"><text:span text:style-name="T1">for-loop</text:span></text:span><text:span text:style-name="T1">?</text:span><text:line-break/>Yes.</text:p>
                </text:list-item>
                <text:list-item>
                  <text:p text:style-name="P9"><text:span text:style-name="T1">Why use files?</text:span><text:line-break/>Files provide a way to store data permanently, the file remains after the program has finished running, and there's no need to type data over and over.</text:p>
                </text:list-item>
                <text:list-item>
                  <text:p text:style-name="P9"><text:span text:style-name="T1">What is sequential file processing?</text:span><text:line-break/>It is the processing the records in the order they are stored in a file.</text:p>
                </text:list-item>
                <text:list-item>
                  <text:p text:style-name="P9"><text:span text:style-name="T1">What is the definition of an object?</text:span><text:line-break/>Objects are variables declared using a class as the data type.</text:p>
                </text:list-item>
                <text:list-item>
                  <text:p text:style-name="P9"><text:span text:style-name="T1">What is the definition of a class?</text:span><text:line-break/>A Class is a data type that has data (variables and values) as well as functions associated with it.</text:p>
                </text:list-item>
                <text:list-item>
                  <text:p text:style-name="P9"><text:span text:style-name="T1">When should the </text:span><text:span text:style-name="Emphasis"><text:span text:style-name="T1">close</text:span></text:span><text:span text:style-name="T1"> member function be used?</text:span></text:p>
                  <text:list>
                    <text:list-item>
                      <text:p text:style-name="P9">When the program is finished getting input from the file or sending output to the file. It disconnects the stream from the file.</text:p>
                    </text:list-item>
                    <text:list-item>
                      <text:p text:style-name="P9">i.e.<text:span text:style-name="Strong_20_Emphasis"><text:span text:style-name="Emphasis"> inStream.close( ); </text:span></text:span>and <text:span text:style-name="Emphasis"><text:span text:style-name="Strong_20_Emphasis">outStream.close( );</text:span></text:span></text:p>
                    </text:list-item>
                  </text:list>
                  <text:p text:style-name="P9"/>
                </text:list-item>
                <text:list-item>
                  <text:p text:style-name="P9"><text:span text:style-name="T1">What is considered the external filename?</text:span><text:line-break/>The actual name of the file.</text:p>
                </text:list-item>
                <text:list-item>
                  <text:p text:style-name="P9"><text:span text:style-name="T1">What is considered the internal filename?</text:span><text:line-break/>The name of the object.</text:p>
                </text:list-item>
                <text:list-item>
                  <text:p text:style-name="P9"><text:span text:style-name="T1">What is passed to the </text:span><text:span text:style-name="Emphasis"><text:span text:style-name="T1">open</text:span></text:span><text:span text:style-name="T1"> function as an argument? The internal or external name?</text:span></text:p>
                  <text:list>
                    <text:list-item>
                      <text:p text:style-name="P9">The external name in double quotes enclosed in parentheses.</text:p>
                    </text:list-item>
                    <text:list-item>
                      <text:p text:style-name="P9">i.e:<text:span text:style-name="Strong_20_Emphasis"><text:span text:style-name="Emphasis"> outStream.open("outfile.dat");</text:span></text:span></text:p>
                    </text:list-item>
                  </text:list>
                  <text:p text:style-name="P9"><text:soft-page-break/></text:p>
                </text:list-item>
                <text:list-item>
                  <text:p text:style-name="P9"><text:span text:style-name="T1">What filename is declared when declaring an </text:span><text:span text:style-name="Emphasis"><text:span text:style-name="T1">ifstream</text:span></text:span><text:span text:style-name="T1"> or </text:span><text:span text:style-name="Emphasis"><text:span text:style-name="T1">ofstream</text:span></text:span><text:span text:style-name="T1"> object?</text:span></text:p>
                  <text:list>
                    <text:list-item>
                      <text:p text:style-name="P9">The internal filename is declared.</text:p>
                    </text:list-item>
                    <text:list-item>
                      <text:p text:style-name="P9"><text:span text:style-name="Strong_20_Emphasis"><text:span text:style-name="Emphasis">ifstream inStream;</text:span></text:span></text:p>
                    </text:list-item>
                    <text:list-item>
                      <text:p text:style-name="P9">or</text:p>
                    </text:list-item>
                    <text:list-item>
                      <text:p text:style-name="P9"><text:span text:style-name="Strong_20_Emphasis"><text:span text:style-name="Emphasis">ofstream outStream;</text:span></text:span></text:p>
                    </text:list-item>
                  </text:list>
                  <text:p text:style-name="P9"/>
                </text:list-item>
                <text:list-item>
                  <text:p text:style-name="P9"><text:span text:style-name="T1">When should the </text:span><text:span text:style-name="Emphasis"><text:span text:style-name="T1">fail</text:span></text:span><text:span text:style-name="T1"> member function be used?</text:span></text:p>
                  <text:list>
                    <text:list-item>
                      <text:p text:style-name="P9">To test whether a stream operation has failed.</text:p>
                    </text:list-item>
                    <text:list-item>
                      <text:p text:style-name="P9">i.e:<text:span text:style-name="Strong_20_Emphasis"><text:span text:style-name="Emphasis"> inStream.fail( );</text:span></text:span></text:p>
                    </text:list-item>
                  </text:list>
                  <text:p text:style-name="P9"/>
                </text:list-item>
                <text:list-item>
                  <text:p text:style-name="P9"><text:span text:style-name="T1">The </text:span><text:span text:style-name="Emphasis"><text:span text:style-name="T1">eof</text:span></text:span><text:span text:style-name="T1"> flag is set when the program attempts to read past the end of file. How should we use the </text:span><text:span text:style-name="Emphasis"><text:span text:style-name="T1">eof</text:span></text:span><text:span text:style-name="T1"> member function in a program?</text:span></text:p>
                  <text:list>
                    <text:list-item>
                      <text:p text:style-name="P9">To test that we are NOT at the end of a file. Its used with a not in front.</text:p>
                    </text:list-item>
                    <text:list-item>
                      <text:p text:style-name="P9"><text:span text:style-name="Emphasis"><text:span text:style-name="Strong_20_Emphasis">if(! fin.eof( ))</text:span></text:span></text:p>
                    </text:list-item>
                    <text:list-item>
                      <text:p text:style-name="P9"><text:span text:style-name="Emphasis"><text:span text:style-name="Strong_20_Emphasis">...</text:span></text:span></text:p>
                    </text:list-item>
                    <text:list-item>
                      <text:p text:style-name="P9"><text:span text:style-name="Emphasis"><text:span text:style-name="Strong_20_Emphasis">else</text:span></text:span></text:p>
                    </text:list-item>
                    <text:list-item>
                      <text:p text:style-name="P9"><text:span text:style-name="Strong_20_Emphasis">...</text:span></text:p>
                    </text:list-item>
                  </text:list>
                  <text:p text:style-name="P9"/>
                </text:list-item>
                <text:list-item>
                  <text:p text:style-name="P7"><text:span text:style-name="T1">When calling a member function, the following syntax is used: <text:line-break/>i.e:</text:span><text:span text:style-name="Strong_20_Emphasis"><text:span text:style-name="Emphasis"><text:span text:style-name="T1"> objectName.memberName(arguments);</text:span></text:span></text:span></text:p>
                </text:list-item>
                <text:list-item>
                  <text:p text:style-name="P7"><text:span text:style-name="T1">In the example function call </text:span><text:span text:style-name="Emphasis"><text:span text:style-name="Strong_20_Emphasis"><text:span text:style-name="T1">outFile.open("outfile.dat")</text:span></text:span></text:span><text:span text:style-name="Emphasis"><text:span text:style-name="T1"> <text:line-break/>outfile</text:span></text:span><text:span text:style-name="T1"> is the </text:span><text:span text:style-name="Emphasis"><text:span text:style-name="T1">objectName, <text:line-break/>open </text:span></text:span><text:span text:style-name="T1">is the</text:span><text:span text:style-name="Emphasis"><text:span text:style-name="T1"> memberName, </text:span></text:span><text:span text:style-name="T1">and</text:span><text:span text:style-name="Emphasis"><text:span text:style-name="T1"> <text:line-break/>outfile.dat </text:span></text:span><text:span text:style-name="T1">is the argument.</text:span><text:span text:style-name="Emphasis"><text:span text:style-name="T1"> <text:line-break/></text:span></text:span></text:p>
                </text:list-item>
                <text:list-item>
                  <text:p text:style-name="P9"><text:span text:style-name="T1">Can the formatting flags (</text:span><text:span text:style-name="Emphasis"><text:span text:style-name="T1">precision, width</text:span></text:span><text:span text:style-name="T1">, etc) be used when writing to a file?</text:span><text:line-break/>Yes, it tells the computer to write output to that stream in some specific way.</text:p>
                </text:list-item>
                <text:list-item>
                  <text:p text:style-name="P9"><text:span text:style-name="T1">Can the formatting functions (</text:span><text:span text:style-name="Emphasis"><text:span text:style-name="T1">precision, width</text:span></text:span><text:span text:style-name="T1">, etc) be used when writing to a file?</text:span><text:line-break/>Yes.</text:p>
                </text:list-item>
                <text:list-item>
                  <text:p text:style-name="P9"><text:span text:style-name="T1">Which formatting function is needed to right align numeric information?</text:span><text:line-break/>i.e:<text:span text:style-name="Strong_20_Emphasis"><text:span text:style-name="Emphasis"> ios::right</text:span></text:span></text:p>
                </text:list-item>
                <text:list-item>
                  <text:p text:style-name="P8">What are manipulators?</text:p>
                  <text:list>
                    <text:list-item>
                      <text:p text:style-name="P9">A Manipulator is a function that is called using the insertion operator as if it were a call to be output.</text:p>
                    </text:list-item>
                    <text:list-item>
                      <text:p text:style-name="P9">i.e:<text:span text:style-name="Strong_20_Emphasis"><text:span text:style-name="Emphasis"> cout &lt;&lt; setw(6);</text:span></text:span></text:p>
                    </text:list-item>
                  </text:list>
                  <text:p text:style-name="P9"/>
                </text:list-item>
                <text:list-item>
                  <text:p text:style-name="P9"><text:span text:style-name="T1">What characters are considered whitespace?</text:span><text:line-break/>Blank or space character, tab, and the new-line character.</text:p>
                </text:list-item>
                <text:list-item>
                  <text:p text:style-name="P9"><text:span text:style-name="T1">What to the </text:span><text:span text:style-name="Emphasis"><text:span text:style-name="T1">toupper( )</text:span></text:span><text:span text:style-name="T1"> and </text:span><text:span text:style-name="Emphasis"><text:span text:style-name="T1">tolower( )</text:span></text:span><text:span text:style-name="T1"> functions do?</text:span><text:line-break/>Converts uppercase letters to lowercase and vice versa.</text:p>
                </text:list-item>
                <text:list-item>
                  <text:p text:style-name="P9"><text:span text:style-name="T1">What to the </text:span><text:span text:style-name="Emphasis"><text:span text:style-name="T1">isupper( )</text:span></text:span><text:span text:style-name="T1"> and </text:span><text:span text:style-name="Emphasis"><text:span text:style-name="T1">islower( )</text:span></text:span><text:span text:style-name="T1"> functions test for?</text:span><text:line-break/>They test if the character expected is true to an uppercase or lowercase letter is provided, <text:soft-page-break/>otherwise returns false.</text:p>
                </text:list-item>
                <text:list-item>
                  <text:p text:style-name="P9"><text:span text:style-name="T1">What is an array?</text:span><text:line-break/>It is a list of variables with a uniform naming mechanism that can be declared in a single line of simple code.</text:p>
                </text:list-item>
                <text:list-item>
                  <text:p text:style-name="P7"><text:span text:style-name="T1">Each array element is referenced by an index, which is sometimes called a subscript.</text:span></text:p>
                </text:list-item>
                <text:list-item>
                  <text:p text:style-name="P8">What is the declared size of an array?</text:p>
                  <text:list>
                    <text:list-item>
                      <text:p text:style-name="P9">It is the size of the array given in braces.</text:p>
                    </text:list-item>
                    <text:list-item>
                      <text:p text:style-name="P9">i.e. <text:span text:style-name="Strong_20_Emphasis"><text:span text:style-name="Emphasis">arraySize[10];</text:span></text:span></text:p>
                    </text:list-item>
                  </text:list>
                  <text:p text:style-name="P9"/>
                </text:list-item>
                <text:list-item>
                  <text:p text:style-name="P9"><text:span text:style-name="T1">If the declared size is stored in a variable like MAX_SIZE, must it have a </text:span><text:span text:style-name="Emphasis"><text:span text:style-name="T1">const</text:span></text:span><text:span text:style-name="T1"> modifier?</text:span><text:line-break/>Yes.</text:p>
                </text:list-item>
                <text:list-item>
                  <text:p text:style-name="P8">When an array is declared, is the declared size stored anywhere by C++ automatically?</text:p>
                  <text:list>
                    <text:list-item>
                      <text:p text:style-name="P9">No, the computer reserves enough memory to hold the declared size. </text:p>
                    </text:list-item>
                    <text:list-item>
                      <text:p text:style-name="P9">The address of the first entry and the base type.</text:p>
                    </text:list-item>
                  </text:list>
                  <text:p text:style-name="P9"/>
                </text:list-item>
                <text:list-item>
                  <text:p text:style-name="P9"><text:span text:style-name="T1">Is the first element in the array referenced with an index of 0 or 1?</text:span><text:line-break/>The first element in an array is always referenced with an index of 0.</text:p>
                </text:list-item>
                <text:list-item>
                  <text:p text:style-name="P9"><text:span text:style-name="T1">When does an index become an out of range index?</text:span><text:line-break/>When an attempt to reference a nonexistent array index is made.</text:p>
                </text:list-item>
                <text:list-item>
                  <text:p text:style-name="P9"><text:span text:style-name="T1">Who must check for an out of range condition? C++ or the programmer?</text:span><text:line-break/>The programmer who wrote the array.</text:p>
                </text:list-item>
                <text:list-item>
                  <text:p text:style-name="P9"><text:span text:style-name="T1">For an array declared as </text:span><text:span text:style-name="Emphasis"><text:span text:style-name="T1">int student[5]</text:span></text:span><text:span text:style-name="T1">, how many </text:span><text:span text:style-name="Emphasis"><text:span text:style-name="T1">int</text:span></text:span><text:span text:style-name="T1"> elements are declared?</text:span></text:p>
                  <text:list>
                    <text:list-item>
                      <text:p text:style-name="P9">5 with indexes from 0 through 4.</text:p>
                    </text:list-item>
                    <text:list-item>
                      <text:p text:style-name="P9">i.e. <text:span text:style-name="Strong_20_Emphasis"><text:span text:style-name="Emphasis">student[0]</text:span></text:span> is the first and <text:span text:style-name="Strong_20_Emphasis"><text:span text:style-name="Emphasis">student[4]</text:span></text:span> is the last.</text:p>
                    </text:list-item>
                  </text:list>
                  <text:p text:style-name="P9"/>
                </text:list-item>
                <text:list-item>
                  <text:p text:style-name="P9"><text:span text:style-name="T1">In the declared array, </text:span><text:span text:style-name="Emphasis"><text:span text:style-name="T1">int student[5]</text:span></text:span><text:span text:style-name="T1">, what index value would reference the last valid array element?</text:span><text:line-break/><text:span text:style-name="Strong_20_Emphasis"><text:span text:style-name="Emphasis">student[4]</text:span></text:span></text:p>
                </text:list-item>
                <text:list-item>
                  <text:p text:style-name="P9"><text:span text:style-name="T1">In the declared array, </text:span><text:span text:style-name="Emphasis"><text:span text:style-name="T1">int student[5]</text:span></text:span><text:span text:style-name="T1">, what would be the first index value that would be considered out-of-range?</text:span><text:line-break/><text:span text:style-name="Strong_20_Emphasis"><text:span text:style-name="Emphasis">student[5]</text:span></text:span></text:p>
                </text:list-item>
                <text:list-item>
                  <text:p text:style-name="P8">What type of parameter in a function definition is used to pass the address of where the array begins?</text:p>
                  <text:list>
                    <text:list-item>
                      <text:p text:style-name="P9">An array parament.</text:p>
                    </text:list-item>
                    <text:list-item>
                      <text:p text:style-name="P9">i.e. <text:span text:style-name="Strong_20_Emphasis"><text:span text:style-name="Emphasis">void displayQty(int qty[], int arraySize);</text:span></text:span></text:p>
                    </text:list-item>
                  </text:list>
                  <text:p text:style-name="P9"/>
                </text:list-item>
                <text:list-item>
                  <text:p text:style-name="P9"><text:span text:style-name="T1">Can a single array element be passed to a function?</text:span><text:line-break/>Yes.</text:p>
                </text:list-item>
                <text:list-item>
                  <text:p text:style-name="P9"><text:span text:style-name="T1">Why is an array parameter more like a call-by-reference than a call-by-value parameter?</text:span><text:line-break/>Because the memory address is sent when a call is made to an array parameter.</text:p>
                </text:list-item>
                <text:list-item>
                  <text:p text:style-name="P9"><text:soft-page-break/><text:span text:style-name="T1">What modifier can be used with an array parameter to simulate a call-by-value?</text:span><text:line-break/>Using the <text:span text:style-name="Emphasis">const</text:span> modifier prohibits functions from changing values in arrays.</text:p>
                </text:list-item>
                <text:list-item>
                  <text:p text:style-name="P9"><text:span text:style-name="T1">Why do we need to pass the declared size to a function?</text:span><text:line-break/>It is important for processing so its size must be passed to functions.</text:p>
                </text:list-item>
                <text:list-item>
                  <text:p text:style-name="P9"><text:span text:style-name="T1">Why do we need to keep track of how many items were loaded into a partially filled array?</text:span><text:line-break/>So that the array isn't overfilled and does not reference any indexed variable that has not been given a value.</text:p>
                </text:list-item>
                <text:list-item>
                  <text:p text:style-name="P9"><text:span text:style-name="T1">Why do we need to pass the number used or the number of items loaded to a function?</text:span><text:line-break/>So the values of the indexed variables of the array argument can be changed by the function.</text:p>
                </text:list-item>
                <text:list-item>
                  <text:p text:style-name="P9"><text:span text:style-name="T1">What are multidimentional arrays?</text:span><text:line-break/>Its is an array with more that 1 index, which is actually an array of arrays.</text:p>
                </text:list-item>
                <text:list-item>
                  <text:p text:style-name="P9"><text:span text:style-name="T1">How many subscripts [] are needed to reference a particular element in a multidimensional array?</text:span><text:line-break/>2, row by column.</text:p>
                </text:list-item>
                <text:list-item>
                  <text:p text:style-name="P9"><text:span text:style-name="T1">What row and column in a multidimensional array would the element </text:span><text:span text:style-name="Emphasis"><text:span text:style-name="T1">qty[2][2]</text:span></text:span><text:span text:style-name="T1"> be located?</text:span><text:line-break/>Third row, third column.</text:p>
                </text:list-item>
                <text:list-item>
                  <text:p text:style-name="P9"><text:span text:style-name="T1">What is a </text:span><text:span text:style-name="Emphasis"><text:span text:style-name="T1">cstring</text:span></text:span><text:span text:style-name="T1"> variable?</text:span><text:line-break/>It is an array of of <text:span text:style-name="Emphasis">char</text:span> (characters), its a string type inherited from the C language.</text:p>
                </text:list-item>
                <text:list-item>
                  <text:p text:style-name="P9"><text:span text:style-name="T1">What is the base type of </text:span><text:span text:style-name="Emphasis"><text:span text:style-name="T1">cstring</text:span></text:span><text:span text:style-name="T1"> arrays?</text:span><text:line-break/>Non-numeric characters.</text:p>
                </text:list-item>
                <text:list-item>
                  <text:p text:style-name="P9"><text:span text:style-name="T1">What is the Null character and what is its purpose in </text:span><text:span text:style-name="Emphasis"><text:span text:style-name="T1">cstring</text:span></text:span><text:span text:style-name="T1"> processing?</text:span></text:p>
                  <text:list>
                    <text:list-item>
                      <text:p text:style-name="P9">'\0'</text:p>
                    </text:list-item>
                    <text:list-item>
                      <text:p text:style-name="P9">Which is represented as an escape character which marks the end of the cstring.</text:p>
                    </text:list-item>
                  </text:list>
                  <text:p text:style-name="P9"/>
                </text:list-item>
                <text:list-item>
                  <text:p text:style-name="P9"><text:span text:style-name="T1">What is the purpose of the cstring functions </text:span><text:span text:style-name="Emphasis"><text:span text:style-name="T1">strlen, strcpy, strcmp, strncpy, strncmp</text:span></text:span><text:span text:style-name="T1">?</text:span></text:p>
                  <text:list>
                    <text:list-item>
                      <text:p text:style-name="P9"><text:span text:style-name="Emphasis"><text:span text:style-name="T2">strlen</text:span></text:span>: returns an integer equal to the length of the string.</text:p>
                    </text:list-item>
                    <text:list-item>
                      <text:p text:style-name="P9"><text:span text:style-name="Emphasis"><text:span text:style-name="T2">strcpy</text:span></text:span>: copies the cstring value from 1 string to a target string.</text:p>
                    </text:list-item>
                    <text:list-item>
                      <text:p text:style-name="P9"><text:span text:style-name="Emphasis"><text:span text:style-name="T2">strcmp</text:span></text:span>: compares 2 strings, 0 if equal, &lt;0 if less than, &gt;0 if greater.</text:p>
                    </text:list-item>
                    <text:list-item>
                      <text:p text:style-name="P9"><text:span text:style-name="Emphasis"><text:span text:style-name="T2">strncpy</text:span></text:span>: copies the cstring value from 1 string to a target string, with limit characters.</text:p>
                    </text:list-item>
                    <text:list-item>
                      <text:p text:style-name="P9"><text:span text:style-name="Emphasis"><text:span text:style-name="T2">strncmp</text:span></text:span>: compares 2 strings, 0 if equal, &lt;0 if less than, &gt;0 if greater than, with limit characters compared.</text:p>
                    </text:list-item>
                  </text:list>
                  <text:p text:style-name="P9"/>
                </text:list-item>
                <text:list-item>
                  <text:p text:style-name="P9"><text:span text:style-name="T1">What are the equivalents of </text:span><text:span text:style-name="Emphasis"><text:span text:style-name="T1">strcpy, strlen, </text:span></text:span><text:span text:style-name="T1">and </text:span><text:span text:style-name="Emphasis"><text:span text:style-name="T1">strcmp</text:span></text:span><text:span text:style-name="T1"> for the class string?</text:span></text:p>
                  <text:list>
                    <text:list-item>
                      <text:p text:style-name="P9"><text:span text:style-name="Emphasis">string str </text:span>is to <text:span text:style-name="Emphasis">strcpy</text:span></text:p>
                    </text:list-item>
                    <text:list-item>
                      <text:p text:style-name="P9"><text:span text:style-name="Emphasis">str.length( )</text:span> is to <text:span text:style-name="Emphasis">strlen</text:span></text:p>
                    </text:list-item>
                    <text:list-item>
                      <text:p text:style-name="P9"><text:span text:style-name="Emphasis">str1 == str2, str1 != str2, </text:span>is to <text:span text:style-name="Emphasis">strcmp</text:span></text:p>
                    </text:list-item>
                  </text:list>
                  <text:p text:style-name="P9"/>
                </text:list-item>
                <text:list-item>
                  <text:p text:style-name="P11">What is the purpose of a structure? <text:line-break/>struct Name <text:line-break/>{ <text:line-break/><text:soft-page-break/>double num1; <text:line-break/>double num2; <text:line-break/>int length; <text:line-break/>}; </text:p>
                  <text:list>
                    <text:list-item>
                      <text:p text:style-name="P9">To combine data of different types into a single (compound) data value.</text:p>
                    </text:list-item>
                    <text:list-item>
                      <text:p text:style-name="P9"/>
                    </text:list-item>
                  </text:list>
                  <text:p text:style-name="P9"/>
                </text:list-item>
                <text:list-item>
                  <text:p text:style-name="P8">What is included in a structure definition?</text:p>
                  <text:list>
                    <text:list-item>
                      <text:p text:style-name="P9">1. The tag <text:span text:style-name="Emphasis">struct </text:span>followed by the <text:span text:style-name="Emphasis">NameOfStruct</text:span></text:p>
                    </text:list-item>
                    <text:list-item>
                      <text:p text:style-name="P9">2. Open brace, {</text:p>
                    </text:list-item>
                    <text:list-item>
                      <text:p text:style-name="P9">3. Member variables</text:p>
                    </text:list-item>
                    <text:list-item>
                      <text:p text:style-name="P9">4. Closing brace with semicolon, };</text:p>
                    </text:list-item>
                  </text:list>
                  <text:p text:style-name="P9"/>
                </text:list-item>
                <text:list-item>
                  <text:p text:style-name="P9"><text:span text:style-name="T1">What is a class? <text:line-break/></text:span><text:span text:style-name="Emphasis"><text:span text:style-name="T1">class NameOfClass <text:line-break/>{ <text:line-break/>private: <text:line-break/>void input( ); <text:line-break/>void output( ); <text:line-break/>public: <text:line-break/>variable1; <text:line-break/>variable2; <text:line-break/>};</text:span></text:span><text:line-break/>A Class is a definition of a new data type whose variables are objects?</text:p>
                </text:list-item>
                <text:list-item>
                  <text:p text:style-name="P9"><text:span text:style-name="T1">What is an object?</text:span><text:line-break/>A Object is a variable declared using a class definition as the data type. It has member functions as well as the ability to hold data values.</text:p>
                </text:list-item>
                <text:list-item>
                  <text:p text:style-name="P9"><text:span text:style-name="T1">What should be included in a class definition?</text:span><text:line-break/>Member variables as well as associated functions.</text:p>
                </text:list-item>
                <text:list-item>
                  <text:p text:style-name="P9"><text:span text:style-name="T1">Where should the actual class function definitions be entered?</text:span><text:line-break/>Before the <text:span text:style-name="Emphasis">main</text:span> part of the program.</text:p>
                </text:list-item>
                <text:list-item>
                  <text:p text:style-name="P8">How are member variables and functions referenced after declaring an object?</text:p>
                  <text:list>
                    <text:list-item>
                      <text:p text:style-name="P9">With the scope resolution operator. <text:span text:style-name="Strong_20_Emphasis">::</text:span></text:p>
                    </text:list-item>
                    <text:list-item>
                      <text:p text:style-name="P9">i.e:<text:span text:style-name="Strong_20_Emphasis"><text:span text:style-name="Emphasis"> void ClassName::functionName(parameter list);</text:span></text:span></text:p>
                    </text:list-item>
                  </text:list>
                  <text:p text:style-name="P9"/>
                </text:list-item>
                <text:list-item>
                  <text:p text:style-name="P8">What is the difference between public and private variables?</text:p>
                  <text:list>
                    <text:list-item>
                      <text:p text:style-name="P9"><text:span text:style-name="Emphasis"><text:span text:style-name="T2">public</text:span></text:span>: can be referenced and altered by functions outside of the class.</text:p>
                    </text:list-item>
                    <text:list-item>
                      <text:p text:style-name="P9"><text:span text:style-name="Emphasis"><text:span text:style-name="T2">private</text:span></text:span>: can only be referenced and altered by member functions.</text:p>
                    </text:list-item>
                  </text:list>
                  <text:p text:style-name="P9"/>
                </text:list-item>
                <text:list-item>
                  <text:p text:style-name="P8">What is the difference between public and private functions?</text:p>
                  <text:list>
                    <text:list-item>
                      <text:p text:style-name="P9"><text:span text:style-name="Emphasis"><text:span text:style-name="T2">public</text:span></text:span>: can be called by functions outside of the class.</text:p>
                    </text:list-item>
                    <text:list-item>
                      <text:p text:style-name="P9"><text:span text:style-name="Emphasis"><text:span text:style-name="T2">private</text:span></text:span>: can only be called by member functions.</text:p>
                    </text:list-item>
                  </text:list>
                  <text:p text:style-name="P9"/>
                </text:list-item>
                <text:list-item>
                  <text:p text:style-name="P9"><text:span text:style-name="T1">What is the purpose of accessor functions?</text:span><text:line-break/><text:soft-page-break/>It keeps programmers from referencing variables that they shouldn't.</text:p>
                </text:list-item>
                <text:list-item>
                  <text:p text:style-name="P9"><text:span text:style-name="T1">How many values should accessors return?</text:span><text:line-break/>The accessor function need not literally return the values of each member variable but they must return something equivalent to those values.</text:p>
                </text:list-item>
                <text:list-item>
                  <text:p text:style-name="P9"><text:span text:style-name="T1">What is a constructor?</text:span><text:line-break/>A Constructor is a member function of a class that is called automatically when an object of the class is declared.</text:p>
                </text:list-item>
                <text:list-item>
                  <text:p text:style-name="P8">What are rules in naming constructors?</text:p>
                  <text:list>
                    <text:list-item>
                      <text:p text:style-name="P9">1. Same name as the class.</text:p>
                    </text:list-item>
                    <text:list-item>
                      <text:p text:style-name="P9">2. Cannot return a value.</text:p>
                    </text:list-item>
                    <text:list-item>
                      <text:p text:style-name="P9">3. Used to initialize member variables.</text:p>
                    </text:list-item>
                    <text:list-item>
                      <text:p text:style-name="P9">4. Automatically called when an object of that class type is declared.</text:p>
                    </text:list-item>
                  </text:list>
                  <text:p text:style-name="P9"/>
                </text:list-item>
                <text:list-item>
                  <text:p text:style-name="P9"><text:span text:style-name="T1">Should constructors be public or private?</text:span><text:line-break/>Public.</text:p>
                </text:list-item>
                <text:list-item>
                  <text:p text:style-name="P9"><text:span text:style-name="T1">Can constructors be overloaded?</text:span><text:line-break/>Yes, with the same function name but with a different number or type of parameters.</text:p>
                </text:list-item>
                <text:list-item>
                  <text:p text:style-name="P9"><text:span text:style-name="T1">Can constructors return a value?</text:span><text:line-break/>No value is returned.</text:p>
                </text:list-item>
                <text:list-item>
                  <text:p text:style-name="P9"><text:span text:style-name="T1">When are constructors called?</text:span><text:line-break/>When an object of that class type is declared.</text:p>
                </text:list-item>
                <text:list-item>
                  <text:p text:style-name="P9"><text:span text:style-name="T1">Can constructors be called explicitly?</text:span><text:line-break/>Yes, after an object has been declared.</text:p>
                </text:list-item>
                <text:list-item>
                  <text:p text:style-name="P9"><text:span text:style-name="T1">Does the compiler define a default constructor if one is not defined by the programmer?</text:span><text:line-break/>Yes, a default constructor should always be defined with no parameters.</text:p>
                </text:list-item>
                <text:list-item>
                  <text:p text:style-name="P8">What is a destructor?</text:p>
                  <text:list>
                    <text:list-item>
                      <text:p text:style-name="P9">A member function that is automatically called when an object goes out of scope.</text:p>
                    </text:list-item>
                    <text:list-item>
                      <text:p text:style-name="P9">i.e. <text:span text:style-name="Strong_20_Emphasis"><text:span text:style-name="Emphasis">~DestructorNameOfClass;</text:span></text:span></text:p>
                    </text:list-item>
                  </text:list>
                  <text:p text:style-name="P9"/>
                </text:list-item>
                <text:list-item>
                  <text:p text:style-name="P8">What are rules in naming destructors?</text:p>
                  <text:list>
                    <text:list-item>
                      <text:p text:style-name="P9">1. Must be public.</text:p>
                    </text:list-item>
                    <text:list-item>
                      <text:p text:style-name="P9">2. Same name as the class.</text:p>
                    </text:list-item>
                    <text:list-item>
                      <text:p text:style-name="P9">3. Begins with a <text:span text:style-name="Strong_20_Emphasis">~</text:span> tilde.</text:p>
                    </text:list-item>
                    <text:list-item>
                      <text:p text:style-name="P9">4. Cannot return a value.</text:p>
                    </text:list-item>
                    <text:list-item>
                      <text:p text:style-name="P9">5. No return type, not even void.</text:p>
                    </text:list-item>
                  </text:list>
                  <text:p text:style-name="P9"/>
                </text:list-item>
                <text:list-item>
                  <text:p text:style-name="P9"><text:span text:style-name="T1">When are destructors called?</text:span><text:line-break/>When an object goes out of scope.</text:p>
                </text:list-item>
                <text:list-item>
                  <text:p text:style-name="P9"><text:span text:style-name="T1">What is an abstract data type (ADT)?</text:span><text:line-break/>It is a data type that details are not needed to know about how the values and operations for that type are implemented.</text:p>
                  <text:p text:style-name="P9"><text:span text:style-name="T1"/></text:p>
                </text:list-item>
                <text:list-item>
                  <text:p text:style-name="P9"><text:span text:style-name="T1">What does the interface tell us about an ADT?</text:span><text:line-break/>It tells us how to use the ADT. It consists of the public member functions of the class along with <text:soft-page-break/>the comments that tell you how to use these public member functions.</text:p>
                  <text:p text:style-name="P9"><text:span text:style-name="T1"/></text:p>
                </text:list-item>
                <text:list-item>
                  <text:p text:style-name="P9"><text:span text:style-name="T1">What does the implementation tells us about an ADT?</text:span><text:line-break/>Its the actual C++ code. It contains private variables and members of the class and the definitions of public and private member functions.</text:p>
                  <text:p text:style-name="P9"><text:span text:style-name="T1"/></text:p>
                </text:list-item>
                <text:list-item>
                  <text:p text:style-name="P9"><text:span text:style-name="T1">Why are functions named as</text:span><text:span text:style-name="Emphasis"><text:span text:style-name="T1"> </text:span></text:span><text:span text:style-name="T1">friend functions of a class?</text:span><text:line-break/>It grants access to private members.</text:p>
                  <text:p text:style-name="P9"><text:span text:style-name="T1"/></text:p>
                </text:list-item>
                <text:list-item>
                  <text:p text:style-name="P9"><text:span text:style-name="T1">Do friend functions gain access to the public or private variables and functions?</text:span><text:line-break/>Access is gained to private variables and functions.</text:p>
                  <text:p text:style-name="P9"><text:span text:style-name="T1"/></text:p>
                </text:list-item>
                <text:list-item>
                  <text:p text:style-name="P9"><text:span text:style-name="T1">What is the definition of inheritance when talking about classes?</text:span><text:line-break/>Inheritance is the process by which a new class is created from another class but the new class has additional member variables and/or functions.</text:p>
                  <text:p text:style-name="P8"/>
                </text:list-item>
                <text:list-item>
                  <text:p text:style-name="P8">What is a base and derived class?</text:p>
                  <text:list>
                    <text:list-item>
                      <text:p text:style-name="P9"><text:span text:style-name="T2">Base class</text:span>: is the highest class and does not inherit from any other class.</text:p>
                    </text:list-item>
                    <text:list-item>
                      <text:p text:style-name="P9"><text:span text:style-name="T2">Derived class</text:span>: is created from a base class. It has all the member variables and functions from the base class with additional variables and functions.</text:p>
                    </text:list-item>
                  </text:list>
                  <text:p text:style-name="P9"/>
                </text:list-item>
                <text:list-item>
                  <text:p text:style-name="P8">What is a parent and child class?</text:p>
                  <text:list>
                    <text:list-item>
                      <text:p text:style-name="P9">A parent class would be a base class.</text:p>
                    </text:list-item>
                    <text:list-item>
                      <text:p text:style-name="P9">A child child class would be a derived class from a parent class.</text:p>
                    </text:list-item>
                  </text:list>
                  <text:p text:style-name="P9"/>
                </text:list-item>
                <text:list-item>
                  <text:p text:style-name="P9"><text:span text:style-name="T1">How are protected class members inherited in the derived class?</text:span><text:line-break/>Inherited protected members are inherited in the derived class by being marked <text:span text:style-name="Emphasis">protected</text:span> in the derived class. It then can be accessed by name in the definitions of all descendent classes.</text:p>
                </text:list-item>
                <text:list-item>
                  <text:p text:style-name="P8">What is stored in the interface file?</text:p>
                  <text:list>
                    <text:list-item>
                      <text:p text:style-name="P9">The interface file includes all of the class definitions (<text:span text:style-name="Emphasis">public, private, </text:span>and <text:span text:style-name="Emphasis">protected</text:span>). </text:p>
                    </text:list-item>
                    <text:list-item>
                      <text:p text:style-name="P9">It saves contents in a header file and is not compiled.</text:p>
                    </text:list-item>
                  </text:list>
                  <text:p text:style-name="P9"/>
                </text:list-item>
                <text:list-item>
                  <text:p text:style-name="P8">What is stored in the implementation file?</text:p>
                  <text:list>
                    <text:list-item>
                      <text:p text:style-name="P9">The implementation file <text:span text:style-name="Emphasis">#includes</text:span> the interface file and class function definitions.</text:p>
                    </text:list-item>
                    <text:list-item>
                      <text:p text:style-name="P9">It saves contents to a <text:span text:style-name="Emphasis">.cpp</text:span> file and must be compiled.</text:p>
                    </text:list-item>
                  </text:list>
                  <text:p text:style-name="P9"/>
                </text:list-item>
                <text:list-item>
                  <text:p text:style-name="P8">What is stored in the application file?</text:p>
                  <text:list>
                    <text:list-item>
                      <text:p text:style-name="P9">The application file contains <text:span text:style-name="Emphasis">main</text:span> and <text:span text:style-name="Emphasis">#include</text:span> interface file since the object will be declared and members referenced in the app.</text:p>
                    </text:list-item>
                    <text:list-item>
                      <text:p text:style-name="P9">Main, function declarations, and definitions that make the app are store in the app file in a <text:span text:style-name="Emphasis">.cpp</text:span> file and must be compiled.</text:p>
                    </text:list-item>
                  </text:list>
                  <text:p text:style-name="P9"/>
                </text:list-item>
                <text:list-item>
                  <text:p text:style-name="P9"><text:span text:style-name="T1">What is the purpose of </text:span><text:span text:style-name="Emphasis"><text:span text:style-name="T1">#ifndef, #define, </text:span></text:span><text:span text:style-name="T1">and </text:span><text:span text:style-name="Emphasis"><text:span text:style-name="T1">#endif</text:span></text:span><text:span text:style-name="T1">?</text:span></text:p>
                  <text:list>
                    <text:list-item>
                      <text:p text:style-name="P9"><text:span text:style-name="Emphasis"><text:span text:style-name="T2">#ifndef</text:span></text:span>: checks if some macro is defined or not.</text:p>
                    </text:list-item>
                    <text:list-item>
                      <text:p text:style-name="P9"><text:span text:style-name="Emphasis"><text:span text:style-name="T2">#define</text:span></text:span>: tells the preprocessor compiler has been defined.</text:p>
                    </text:list-item>
                    <text:list-item>
                      <text:p text:style-name="P9"><text:soft-page-break/><text:span text:style-name="Emphasis"><text:span text:style-name="T2">#endif</text:span></text:span>: is the end of the <text:span text:style-name="Emphasis">#ifndef</text:span> condition.</text:p>
                    </text:list-item>
                  </text:list>
                  <text:p text:style-name="P9"/>
                </text:list-item>
                <text:list-item>
                  <text:p text:style-name="P9"><text:span text:style-name="T1">In what order should, </text:span><text:span text:style-name="Emphasis"><text:span text:style-name="T1">#ifndef, #define, </text:span></text:span><text:span text:style-name="T1">and</text:span><text:span text:style-name="Emphasis"><text:span text:style-name="T1"> #endif</text:span></text:span><text:span text:style-name="T1">, be entered into a program?</text:span></text:p>
                  <text:list>
                    <text:list-item>
                      <text:p text:style-name="P9"><text:span text:style-name="Emphasis">#ifndef NAME_H</text:span></text:p>
                    </text:list-item>
                    <text:list-item>
                      <text:p text:style-name="P9"><text:span text:style-name="Emphasis">#define NAME_H</text:span></text:p>
                    </text:list-item>
                    <text:list-item>
                      <text:p text:style-name="P9"><text:span text:style-name="Emphasis">...class definition...</text:span></text:p>
                    </text:list-item>
                    <text:list-item>
                      <text:p text:style-name="P9"><text:span text:style-name="Emphasis">#endif // End of NAME_H</text:span></text:p>
                    </text:list-item>
                  </text:list>
                  <text:p text:style-name="P7"/>
                </text:list-item>
              </text:list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red Adamson</meta:initial-creator>
    <meta:creation-date>2012-10-23T22:57:00.19</meta:creation-date>
    <dc:date>2012-10-23T23:00:12.37</dc:date>
    <dc:creator>Jared Adamson</dc:creator>
    <meta:editing-duration>PT00H03M11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8" meta:paragraph-count="168" meta:word-count="2417" meta:character-count="13371"/>
  </office:meta>
</office:document-meta>
</file>